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190000001913A4E11D9E334BEC.png" manifest:media-type="image/png"/>
  <manifest:file-entry manifest:full-path="Pictures/100004CC000002950000029505828E13346C7792.svg" manifest:media-type="image/svg+xml"/>
  <manifest:file-entry manifest:full-path="Pictures/1000000100000019000000196F13DFC6D794B36E.png" manifest:media-type="image/png"/>
  <manifest:file-entry manifest:full-path="Pictures/100005200000029500000295F3F691375DEDAE39.svg" manifest:media-type="image/svg+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dp1" style:family="drawing-page"/>
    <style:style style:name="gr1" style:family="graphic" style:parent-style-name="Store">
      <style:graphic-properties fo:min-height="2.925cm" fo:min-width="5.835cm"/>
      <style:paragraph-properties style:writing-mode="lr-tb"/>
    </style:style>
    <style:style style:name="gr2" style:family="graphic" style:parent-style-name="Store">
      <style:graphic-properties draw:fill="solid" draw:fill-color="#acb20c" fo:min-height="3.56cm" fo:min-width="7.755cm"/>
      <style:paragraph-properties style:writing-mode="lr-tb"/>
    </style:style>
    <style:style style:name="gr3" style:family="graphic" style:parent-style-name="Component" style:list-style-name="L1">
      <style:graphic-properties draw:textarea-horizontal-align="justify" draw:textarea-vertical-align="top" draw:auto-grow-height="false" fo:min-height="8.958cm" fo:min-width="12.215cm"/>
      <style:paragraph-properties style:writing-mode="lr-tb"/>
    </style:style>
    <style:style style:name="gr4" style:family="graphic" style:parent-style-name="text-property">
      <style:graphic-properties fo:min-height="5.644cm"/>
      <style:paragraph-properties style:writing-mode="lr-tb"/>
    </style:style>
    <style:style style:name="gr5" style:family="graphic" style:parent-style-name="Data_20_Line">
      <style:graphic-properties draw:textarea-horizontal-align="center" draw:textarea-vertical-align="middle"/>
      <style:paragraph-properties style:writing-mode="lr-tb"/>
    </style:style>
    <style:style style:name="gr6" style:family="graphic" style:parent-style-name="text-property">
      <style:graphic-properties fo:min-height="2.29cm"/>
      <style:paragraph-properties style:writing-mode="lr-tb"/>
    </style:style>
    <style:style style:name="gr7" style:family="graphic" style:parent-style-name="Comment">
      <style:graphic-properties draw:textarea-horizontal-align="justify" draw:textarea-vertical-align="middle" draw:auto-grow-height="false" fo:min-height="1.176cm" fo:min-width="2.941cm" fo:wrap-option="wrap"/>
      <style:paragraph-properties style:writing-mode="lr-tb"/>
    </style:style>
    <style:style style:name="gr8" style:family="graphic" style:parent-style-name="text-property">
      <style:graphic-properties fo:min-height="2.509cm"/>
      <style:paragraph-properties style:writing-mode="lr-tb"/>
    </style:style>
    <style:style style:name="gr9" style:family="graphic" style:parent-style-name="Comment">
      <style:graphic-properties draw:textarea-horizontal-align="justify" draw:textarea-vertical-align="middle" draw:auto-grow-height="false" fo:min-height="2.352cm" fo:min-width="7.056cm" fo:wrap-option="wrap"/>
      <style:paragraph-properties style:writing-mode="lr-tb"/>
    </style:style>
    <style:style style:name="gr10" style:family="graphic" style:parent-style-name="Comment">
      <style:graphic-properties draw:textarea-horizontal-align="justify" draw:textarea-vertical-align="middle" draw:auto-grow-height="false" fo:min-height="2.941cm" fo:min-width="2.941cm" fo:wrap-option="wrap"/>
      <style:paragraph-properties style:writing-mode="lr-tb"/>
    </style:style>
    <style:style style:name="gr11" style:family="graphic" style:parent-style-name="text-property">
      <style:graphic-properties fo:min-height="0.628cm"/>
      <style:paragraph-properties style:writing-mode="lr-tb"/>
    </style:style>
    <style:style style:name="gr12" style:family="graphic" style:parent-style-name="Comment">
      <style:graphic-properties draw:textarea-horizontal-align="justify" draw:textarea-vertical-align="middle" draw:auto-grow-height="false" fo:min-height="2.352cm" fo:min-width="2.941cm" fo:wrap-option="wrap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ore">
      <style:graphic-properties fo:min-height="2.925cm" fo:min-width="4.58cm"/>
      <style:paragraph-properties style:writing-mode="lr-tb"/>
    </style:style>
    <style:style style:name="gr15" style:family="graphic" style:parent-style-name="text-property">
      <style:graphic-properties fo:min-height="1.255cm"/>
      <style:paragraph-properties style:writing-mode="lr-tb"/>
    </style:style>
    <style:style style:name="gr16" style:family="graphic" style:parent-style-name="Comment">
      <style:graphic-properties draw:textarea-horizontal-align="justify" draw:textarea-vertical-align="middle" draw:auto-grow-height="false" fo:min-height="1.765cm" fo:min-width="7.056cm" fo:wrap-option="wrap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acb20c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 style:text-autospace="none" style:writing-mode="lr-tb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Ubuntu1" fo:font-size="8pt"/>
    </style:style>
    <style:style style:name="T3" style:family="text">
      <style:text-properties style:text-position="super 58%" style:font-name="Ubuntu1"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35cm" svg:height="3.175cm" svg:x="13.162cm" svg:y="20.197cm">
          <text:p text:style-name="P1">AUDIO Store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8.255cm" svg:height="3.81cm" svg:x="12.527cm" svg:y="4.322cm">
          <text:p text:style-name="P1">APP Stor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15cm" svg:height="9.208cm" svg:x="5.542cm" svg:y="9.084cm">
          <text:p text:style-name="P3">Compila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10.826cm" svg:height="5.894cm" svg:x="6.177cm" svg:y="10.159cm">
          <draw:text-box>
            <text:p>&lt;MediaTrack&gt;</text:p>
            <text:p text:style-name="P4"><text:s text:c="4"/>&lt;TrackHeader/&gt;</text:p>
            <text:p text:style-name="P4"><text:s text:c="4"/>&lt;Track...Element<text:line-break/> <text:s text:c="7"/>@ready="useMediaHandler" <text:s text:c="5"/>&gt;</text:p>
            <text:p text:style-name="P4"><text:s text:c="8"/>&lt;AudioLevels/&gt;</text:p>
            <text:p text:style-name="P4"><text:s text:c="8"/>Or other Visuals</text:p>
            <text:p text:style-name="P4"><text:span text:style-name="T1"><text:s text:c="4"/></text:span><text:span text:style-name="T1">&lt;/</text:span>Track...Element&gt;</text:p>
            <text:p text:style-name="P4"><text:s text:c="4"/>&lt;PlaybackWidget <text:s text:c="9"/>/&gt;</text:p>
            <text:p text:style-name="P4">&lt;/MediaTrack&gt;</text:p>
          </draw:text-box>
        </draw:frame>
        <draw:connector draw:style-name="gr5" draw:text-style-name="P6" draw:layer="layout" draw:type="curve" svg:x1="12.527cm" svg:y1="6.227cm" svg:x2="9.987cm" svg:y2="6.227cm" draw:start-shape="id1" draw:start-glue-point="3" draw:end-shape="id2" svg:d="M12527 6227h-2540" svg:viewBox="0 0 2541 1">
          <text:p text:style-name="P5">retrieve</text:p>
        </draw:connector>
        <draw:connector draw:style-name="gr5" draw:text-style-name="P6" draw:layer="layout" draw:type="curve" svg:x1="14.141cm" svg:y1="12.599cm" svg:x2="17.742cm" svg:y2="21.902cm" draw:start-shape="id3" draw:end-shape="id4" draw:end-glue-point="0" svg:d="M14141 12599c0 6978 3601 2327 3601 9303" svg:viewBox="0 0 3602 9304">
          <text:p text:style-name="P6"><text:s text:c="16"/><text:s text:c="9"/>provide</text:p>
        </draw:connector>
        <draw:frame draw:style-name="gr6" draw:text-style-name="P1" draw:layer="layout" svg:width="7.62cm" svg:height="3.006cm" svg:x="13.162cm" svg:y="4.957cm">
          <draw:text-box>
            <text:p>mediaUrls: MediaURL[ ]</text:p>
            <text:p>ICompilation: { Tracks: ITrack[] }</text:p>
            <text:p>selectedTrackId</text:p>
            <text:p>selectedCueId</text:p>
            <text:p/>
          </draw:text-box>
        </draw:frame>
        <draw:custom-shape draw:style-name="gr7" draw:text-style-name="P6" draw:layer="layout" svg:width="3.175cm" svg:height="1.27cm" svg:x="1.732cm" svg:y="12.577cm">
          <text:p text:style-name="P6">Visual enhancement, using the internal audio/other element.</text:p>
          <draw:enhanced-geometry svg:viewBox="0 0 21600 21600" draw:text-areas="800 800 20800 20800" draw:type="round-rectangular-callout" draw:modifiers="39513.8539042821 10587.5688434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3.175cm" svg:height="1.27cm" svg:x="1.732cm" svg:y="14.482cm">
          <text:p text:style-name="P6">The playback controls, using the IMediaHandler</text:p>
          <draw:enhanced-geometry svg:viewBox="0 0 21600 21600" draw:text-areas="800 800 20800 20800" draw:type="round-rectangular-callout" draw:modifiers="33392.9471032746 7579.543666404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" draw:layer="layout" svg:width="5.73cm" svg:height="2.759cm" svg:x="13.782cm" svg:y="21.244cm">
          <draw:text-box>
            <text:p>Audio Context</text:p>
            <text:p>MediaHandler [ <text:s/><text:s/><text:s/><text:s/>]</text:p>
          </draw:text-box>
        </draw:frame>
        <draw:connector draw:style-name="gr5" draw:text-style-name="P6" draw:layer="layout" draw:type="curve" svg:x1="14.141cm" svg:y1="12.599cm" svg:x2="11.855cm" svg:y2="14.584cm" draw:start-shape="id3" draw:start-glue-point="2" draw:end-shape="id5" draw:end-glue-point="1" svg:d="M14141 12599c0 1324-762 1985-2286 1985" svg:viewBox="0 0 2287 1986">
          <text:p text:style-name="P6"/>
          <text:p text:style-name="P6"/>
          <text:p text:style-name="P6"/>
          <text:p text:style-name="P6"/>
          <text:p text:style-name="P6"/>
          <text:p text:style-name="P6">provide</text:p>
        </draw:connector>
        <draw:custom-shape draw:style-name="gr9" draw:text-style-name="P6" xml:id="id2" draw:id="id2" draw:layer="layout" svg:width="7.62cm" svg:height="2.54cm" svg:x="2.367cm" svg:y="4.957cm">
          <text:p text:style-name="P6">MediaTrack represents a playable track:</text:p>
          <text:p text:style-name="P7">- retrieves the media URL for the track</text:p>
          <text:p text:style-name="P7">- creates an appropriate Track...Element, collecting back an IMediaHandler instance</text:p>
          <text:p text:style-name="P7"><text:span text:style-name="T2">- provides the IMediaHandler </text:span>to the audio store</text:p>
          <text:p text:style-name="P7"/>
          <draw:enhanced-geometry svg:viewBox="0 0 21600 21600" draw:mirror-horizontal="false" draw:mirror-vertical="false" draw:text-areas="800 800 20800 20800" draw:type="round-rectangular-callout" draw:modifiers="14256.3967983204 45860.68476977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6" draw:layer="layout" svg:width="3.175cm" svg:height="3.175cm" svg:x="1.732cm" svg:y="8.767cm">
          <text:p text:style-name="P6"><text:span text:style-name="T2">Internally creates and represents the actual HTML audio/video element or 3</text:span><text:span text:style-name="T3">rd</text:span><text:span text:style-name="T2"> party widget. Provides a suitable </text:span>IMediaHandler instance.</text:p>
          <draw:enhanced-geometry svg:viewBox="0 0 21600 21600" draw:text-areas="800 800 20800 20800" draw:type="round-rectangular-callout" draw:modifiers="36698.2367758186 20505.0377833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" xml:id="id7" draw:id="id7" draw:layer="layout" svg:width="4.999cm" svg:height="0.878cm" svg:x="6.258cm" svg:y="17.022cm">
          <draw:text-box>
            <text:p>&lt;MasterTrack/&gt;</text:p>
          </draw:text-box>
        </draw:frame>
        <draw:connector draw:style-name="gr5" draw:text-style-name="P6" draw:layer="layout" draw:type="curve" svg:x1="8.082cm" svg:y1="20.197cm" svg:x2="8.757cm" svg:y2="17.9cm" draw:start-shape="id6" draw:start-glue-point="0" draw:end-shape="id7" draw:end-glue-point="2" svg:d="M8082 20197c0-1813 675-665 675-2297" svg:viewBox="0 0 676 2298">
          <text:p text:style-name="P6">uses</text:p>
        </draw:connector>
        <draw:custom-shape draw:style-name="gr12" draw:text-style-name="P6" draw:layer="layout" svg:width="3.175cm" svg:height="2.54cm" svg:x="1.732cm" svg:y="16.387cm">
          <text:p text:style-name="P6">In a multitrack playback scenario, the master track uses a specific store to manipulate all mediahandlers together.</text:p>
          <draw:enhanced-geometry svg:viewBox="0 0 21600 21600" draw:text-areas="800 800 20800 20800" draw:type="round-rectangular-callout" draw:modifiers="28951.8891687657 6154.427390791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8" xml:id="id3" draw:id="id3" draw:layer="layout" svg:width="0.66cm" svg:height="0.66cm" svg:x="13.811cm" svg:y="11.939cm">
          <draw:image xlink:href="Pictures/100005200000029500000295F3F691375DEDAE39.svg" xlink:type="simple" xlink:show="embed" xlink:actuate="onLoad" draw:mime-type="image/svg+xml">
            <text:p/>
          </draw:image>
          <draw:image xlink:href="Pictures/1000000100000019000000196F13DFC6D794B36E.png" xlink:type="simple" xlink:show="embed" xlink:actuate="onLoad" draw:mime-type="image/png"/>
        </draw:frame>
        <draw:frame draw:style-name="gr13" draw:text-style-name="P8" xml:id="id5" draw:id="id5" draw:layer="layout" svg:width="0.66cm" svg:height="0.66cm" svg:x="11.195cm" svg:y="14.254cm">
          <draw:image xlink:href="Pictures/100004CC000002950000029505828E13346C7792.svg" xlink:type="simple" xlink:show="embed" xlink:actuate="onLoad" draw:mime-type="image/svg+xml">
            <text:p/>
          </draw:image>
          <draw:image xlink:href="Pictures/10000001000000190000001913A4E11D9E334BEC.png" xlink:type="simple" xlink:show="embed" xlink:actuate="onLoad" draw:mime-type="image/png"/>
        </draw:frame>
        <draw:frame draw:style-name="gr13" draw:text-style-name="P8" xml:id="id4" draw:id="id4" draw:layer="layout" svg:width="0.66cm" svg:height="0.66cm" svg:x="17.412cm" svg:y="21.902cm">
          <draw:image xlink:href="Pictures/100004CC000002950000029505828E13346C7792.svg" xlink:type="simple" xlink:show="embed" xlink:actuate="onLoad" draw:mime-type="image/svg+xml">
            <text:p/>
          </draw:image>
          <draw:image xlink:href="Pictures/10000001000000190000001913A4E11D9E334BEC.png" xlink:type="simple" xlink:show="embed" xlink:actuate="onLoad" draw:mime-type="image/png"/>
        </draw:frame>
        <draw:custom-shape draw:style-name="gr14" draw:text-style-name="P1" xml:id="id6" draw:id="id6" draw:layer="layout" svg:width="5.08cm" svg:height="3.175cm" svg:x="5.542cm" svg:y="20.197cm">
          <text:p text:style-name="P1">MULTITRACK Stor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" draw:layer="layout" svg:width="4.46cm" svg:height="1.505cm" svg:x="6.177cm" svg:y="21.244cm">
          <draw:text-box>
            <text:p>Aggregate functions</text:p>
          </draw:text-box>
        </draw:frame>
        <draw:connector draw:style-name="gr5" draw:text-style-name="P6" draw:layer="layout" draw:type="curve" svg:x1="13.162cm" svg:y1="21.784cm" svg:x2="10.622cm" svg:y2="21.784cm" draw:end-shape="id6" svg:d="M13162 21784h-2540" svg:viewBox="0 0 2541 1">
          <text:p text:style-name="P6">uses</text:p>
        </draw:connector>
        <draw:custom-shape draw:style-name="gr16" draw:text-style-name="P6" draw:layer="layout" svg:width="7.62cm" svg:height="1.905cm" svg:x="2.27cm" svg:y="2.27cm">
          <text:p text:style-name="P6">The App store maintains the app state and current compilation state. This includes </text:p>
          <text:p text:style-name="P6">- the tracks, with their order (probably shuffled),</text:p>
          <text:p text:style-name="P6">- aspects like previous/next</text:p>
          <text:p text:style-name="P6">- playback mode.</text:p>
          <draw:enhanced-geometry svg:viewBox="0 0 21600 21600" draw:mirror-horizontal="false" draw:mirror-vertical="false" draw:text-areas="800 800 20800 20800" draw:type="round-rectangular-callout" draw:modifiers="28212.3605826007 25940.3987408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ffa500" draw:marker-start-width="0.533cm" draw:marker-start-center="false" draw:marker-end-width="0.533cm" draw:marker-end-center="false" draw:fill="solid" draw:fill-color="#ffff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Dashed_20__28_var_29__20_2" svg:stroke-width="0.15cm" svg:stroke-color="#000000" draw:marker-start="Arrow" draw:marker-start-width="0.7cm" draw:marker-start-center="true" draw:marker-end-width="0.3cm" draw:fill="gradient" draw:fill-gradient-name="Radial_20_red_2f_yellow" draw:fill-image-width="0cm" draw:fill-image-height="0cm" draw:shadow-offset-x="0.305cm" draw:shadow-offset-y="0.305cm"/>
      <style:text-properties style:use-window-font-color="true" loext:opacity="0%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-property" style:family="graphic" style:parent-style-name="standard">
      <style:graphic-properties draw:stroke="none" svg:stroke-width="0.051cm" draw:marker-start-width="0.381cm" draw:marker-end-width="0.381cm" draw:fill="none" draw:fill-gradient-name="Gradient_20_1" draw:fill-hatch-name="Red_20_90_20_Degrees_20_Crossed_20_1" draw:fill-image-name="Bitmap_20_1"/>
      <style:text-properties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Component" style:family="graphic" style:parent-style-name="standard">
      <style:graphic-properties draw:stroke="solid" draw:stroke-dash="Ultrafine_20_Dashed" svg:stroke-width="0cm" svg:stroke-color="#000000" draw:marker-start-width="0.406cm" draw:marker-end="Arrow" draw:marker-end-width="0.203cm" draw:fill="solid" draw:fill-color="#3b9c6f" draw:fill-gradient-name="Gradient_20_1" draw:fill-hatch-name="Red_20_90_20_Degrees_20_Crossed_20_1" draw:fill-image-name="Bitmap_20_1" draw:textarea-horizontal-align="center" draw:textarea-vertical-align="top" draw:auto-grow-height="false" draw:shadow="visible" draw:shadow-offset-x="0.152cm" draw:shadow-offset-y="0.152cm" draw:shadow-color="#000000" draw:shadow-opacity="29%" loext:shadow-blur="0.212cm" draw:show-unit="true"/>
      <style:paragraph-properties fo:text-align="center">
        <style:tab-stops/>
      </style:paragraph-properties>
      <style:text-properties fo:color="#ffffff" loext:opacity="100%"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graphic-properties draw:fill="solid" draw:fill-color="#b2b2b2" draw:textarea-horizontal-align="left" draw:textarea-vertical-align="middle" draw:shadow-color="#000000"/>
      <style:paragraph-properties fo:text-align="start" style:text-autospace="none">
        <style:tab-stops/>
      </style:paragraph-properties>
      <style:text-properties style:font-name="Ubuntu1" fo:font-family="Ubuntu" style:font-style-name="Regular" style:font-pitch="variable" fo:font-size="8pt"/>
    </style:style>
    <style:style style:name="Styled_20_Object_20_with_20_arrow" style:display-name="Styled Object with arrow" style:family="graphic" style:parent-style-name="objectwitharrow">
      <style:graphic-properties svg:stroke-width="0.152cm" svg:stroke-color="#ffa500" draw:marker-start="Arrow" draw:marker-start-width="0.508cm" draw:marker-start-center="false" draw:marker-end="Arrow" draw:marker-end-width="0.508cm" draw:fill="solid" draw:fill-color="#ffffff" draw:gradient-step-count="64"/>
      <style:text-properties fo:color="#505050" loext:opacity="100%" style:font-name="DejaVu Sans1" fo:font-family="'DejaVu Sans'" style:font-style-name="Book" style:font-family-generic="swiss" style:font-pitch="variable" fo:font-weight="normal"/>
    </style:style>
    <style:style style:name="Component_20_Hierarchy_20_Lines" style:display-name="Component Hierarchy Lines" style:family="graphic" style:parent-style-name="objectwithoutfill">
      <style:graphic-properties svg:stroke-width="0.203cm" svg:stroke-color="#666666" draw:marker-start-width="0.61cm" draw:marker-end-width="0.61cm"/>
    </style:style>
    <style:style style:name="Data_20_Line" style:display-name="Data Line" style:family="graphic" style:parent-style-name="objectwithoutfill">
      <style:graphic-properties svg:stroke-color="#ff4000" draw:marker-end="Arrowheads_20_1"/>
    </style:style>
    <style:style style:name="Store" style:family="graphic" style:parent-style-name="Component">
      <style:graphic-properties draw:stroke="none" draw:fill="solid" draw:fill-color="#acb20c" draw:fill-gradient-name="Gradient_20_1" draw:fill-hatch-name="Red_20_90_20_Degrees_20_Crossed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2-12T01:25:25.28</meta:creation-date>
    <dc:date>2024-04-20T17:28:46.070967925</dc:date>
    <meta:editing-duration>PT8H38M8S</meta:editing-duration>
    <meta:editing-cycles>63</meta:editing-cycles>
    <meta:generator>LibreOffice/7.3.7.2$Linux_X86_64 LibreOffice_project/30$Build-2</meta:generator>
    <meta:document-statistic meta:object-count="23"/>
  </office:meta>
</office:document-meta>
</file>